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text-properties fo:font-size="32pt" style:font-size-asian="32pt" style:font-size-complex="32pt"/>
    </style:style>
    <style:style style:name="P3" style:family="paragraph">
      <loext:graphic-properties draw:fill-color="#ffffff"/>
    </style:style>
    <style:style style:name="P4" style:family="paragraph">
      <loext:graphic-properties draw:fill-color="#ffffff"/>
      <style:text-properties fo:font-size="20pt"/>
    </style:style>
    <style:style style:name="T1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genda</text:p>
          </draw:text-box>
        </draw:frame>
        <draw:frame presentation:style-name="pr2" draw:text-style-name="P2" draw:layer="layout" svg:width="25.199cm" svg:height="12.179cm" svg:x="1.4cm" svg:y="4.914cm" presentation:class="subtitle" presentation:user-transformed="true">
          <draw:text-box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item>
                                                    <text:p text:style-name="P1"><text:span text:style-name="T1">Task Done</text:span></text:p>
                                                  </text:list-item>
                                                  <text:list-item>
                                                    <text:p text:style-name="P1"><text:span text:style-name="T1">Todo list</text:span></text:p>
                                                  </text:list-item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item>
                                                    <text:p text:style-name="P1"><text:span text:style-name="T1">Schedule in September</text:span></text:p>
                                                  </text:list-item>
                                                  <text:list-item>
                                                    <text:p text:style-name="P1"><text:span text:style-name="T1">Co-work with Yiweilai</text:span></text:p>
                                                  </text:list-item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><text:span text:style-name="T1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ask Don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活动</text:p>
                <text:list>
                  <text:list-item>
                    <text:p>发布／编辑／审核／浏览</text:p>
                  </text:list-item>
                </text:list>
              </text:list-item>
              <text:list-item>
                <text:p>新闻</text:p>
                <text:list>
                  <text:list-item>
                    <text:p>发布／编辑／审核／浏览</text:p>
                  </text:list-item>
                </text:list>
              </text:list-item>
              <text:list-item>
                <text:p>首页滑动窗口管理</text:p>
                <text:list>
                  <text:list-item>
                    <text:p>添加新闻／添加活动／从滑动窗口删除</text:p>
                  </text:list-item>
                </text:list>
              </text:list-item>
              <text:list-item>
                <text:p>用户（本周完成）</text:p>
                <text:list>
                  <text:list-item>
                    <text:p>注册／编辑／家庭管理／孩子管理</text:p>
                  </text:list-item>
                  <text:list-item>
                    <text:p>活动报名／签到／申请志愿者</text:p>
                  </text:list-item>
                </text:list>
              </text:list-item>
              <text:list-item>
                <text:p>组织</text:p>
                <text:list>
                  <text:list-item>
                    <text:p>创建／编辑／审核</text:p>
                  </text:list-item>
                  <text:list-item>
                    <text:p>管理员创建／编辑／添加组织管理员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odo lis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用户</text:p>
                <text:list>
                  <text:list-item>
                    <text:p>短信验证注册／登陆／登出／用户主页／权限管理</text:p>
                  </text:list-item>
                </text:list>
              </text:list-item>
              <text:list-item>
                <text:p>爱米系统</text:p>
                <text:list>
                  <text:list-item>
                    <text:p>积分管理</text:p>
                  </text:list-item>
                  <text:list-item>
                    <text:p>商品发布／编辑／浏览</text:p>
                  </text:list-item>
                  <text:list-item>
                    <text:p>购物车管理／商品购买／交易记录</text:p>
                  </text:list-item>
                </text:list>
              </text:list-item>
              <text:list-item>
                <text:p>手机APP</text:p>
                <text:list>
                  <text:list-item>
                    <text:p>用户web界面功能APP同样可以使用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chedule in septemper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参看excel表格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-work with 1weilai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所需1weilai准备资料</text:p>
                <text:list>
                  <text:list-item>
                    <text:p><text:a xlink:href="http://Www.1weilai.org/" xlink:type="simple">Www.1weilai.org</text:a> 备案</text:p>
                  </text:list-item>
                  <text:list-item>
                    <text:p>短信平台服务申请</text:p>
                  </text:list-item>
                  <text:list-item>
                    <text:p>青云生产环境充值</text:p>
                  </text:list-item>
                  <text:list-item>
                    <text:p>提供已有数据，数据导入</text:p>
                  </text:list-item>
                </text:list>
              </text:list-item>
              <text:list-item>
                <text:p>1weilai平台试用反馈</text:p>
                <text:list>
                  <text:list-item>
                    <text:p>平台内部测试</text:p>
                  </text:list-item>
                  <text:list-item>
                    <text:p>UI 布局调整</text:p>
                  </text:list-item>
                  <text:list-item>
                    <text:p>平台bug 修复</text:p>
                  </text:list-item>
                </text:list>
              </text:list-item>
              <text:list-item>
                <text:p>质本co-work</text:p>
                <text:list>
                  <text:list-item>
                    <text:p>按照优先级对反馈及BUG做修复</text:p>
                  </text:list-item>
                  <text:list-item>
                    <text:p>每周上线更新最新功能</text:p>
                  </text:list-item>
                  <text:list-item>
                    <text:p>及时交流和反馈，或者每周Face to Face交流一次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26T18:46:42.459942259</meta:creation-date>
    <dc:date>2015-08-27T09:39:39.660424611</dc:date>
    <meta:editing-duration>PT42M37S</meta:editing-duration>
    <meta:editing-cycles>35</meta:editing-cycles>
    <meta:generator>LibreOffice/4.4.2.2$Linux_X86_64 LibreOffice_project/40m0$Build-2</meta:generator>
    <meta:document-statistic meta:object-count="41"/>
  </office:meta>
</office:document-meta>
</file>